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1BD12CB2509AB2B44C5.png" manifest:media-type="image/png"/>
  <manifest:file-entry manifest:full-path="Pictures/1000020100000099000001B40EA01F3C07971A98.png" manifest:media-type="image/png"/>
  <manifest:file-entry manifest:full-path="Pictures/100002010000028C0000022508FEAED29960BA4C.png" manifest:media-type="image/png"/>
  <manifest:file-entry manifest:full-path="Pictures/100002010000024600000408E1632B626D2FDDA3.png" manifest:media-type="image/png"/>
  <manifest:file-entry manifest:full-path="Pictures/1000020100000099000001B43D3F1CED3F9D3C66.png" manifest:media-type="image/png"/>
  <manifest:file-entry manifest:full-path="Pictures/1000020100000099000001B4295EBA19487E3D35.png" manifest:media-type="image/png"/>
  <manifest:file-entry manifest:full-path="Pictures/1000020100000097000001A50F99E8BEFB836A5C.png" manifest:media-type="image/png"/>
  <manifest:file-entry manifest:full-path="Pictures/1000020100000213000001303F0FFD70E911F59C.png" manifest:media-type="image/png"/>
  <manifest:file-entry manifest:full-path="Pictures/10000201000001D60000014C28F567A6E0F93BD9.png" manifest:media-type="image/png"/>
  <manifest:file-entry manifest:full-path="Pictures/100002010000011000000088F0C564C36FB5B2B3.png" manifest:media-type="image/png"/>
  <manifest:file-entry manifest:full-path="Pictures/100002010000012E00000113C0164E7D7FAED60B.png" manifest:media-type="image/png"/>
  <manifest:file-entry manifest:full-path="Pictures/100002010000017600000156657F75ABB52141D1.png" manifest:media-type="image/png"/>
  <manifest:file-entry manifest:full-path="Pictures/100002010000012C000000E457999E68AD36695B.png" manifest:media-type="image/png"/>
  <manifest:file-entry manifest:full-path="Pictures/10000201000001A1000000FFBBFCAB83CEC76F46.png" manifest:media-type="image/png"/>
  <manifest:file-entry manifest:full-path="Pictures/100002010000042C000001BE9D883D5D3D155EF1.png" manifest:media-type="image/png"/>
  <manifest:file-entry manifest:full-path="Pictures/10000201000004B8000001FA33784750B0329023.png" manifest:media-type="image/png"/>
  <manifest:file-entry manifest:full-path="Pictures/10000201000001130000005A8735188B1CB8C3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0"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2"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69e77f"/>
    </style:style>
    <style:style style:name="P25" style:family="paragraph" style:parent-style-name="Standard">
      <style:paragraph-properties fo:margin-left="0cm" fo:margin-right="0cm" fo:text-indent="0cm" style:auto-text-indent="false" style:writing-mode="lr-tb"/>
    </style:style>
    <style:style style:name="P26" style:family="paragraph" style:parent-style-name="Standard">
      <style:paragraph-properties fo:margin-left="0cm" fo:margin-right="0cm" fo:text-indent="0cm" style:auto-text-indent="false" style:writing-mode="lr-tb"/>
      <style:text-properties officeooo:rsid="001b6904" officeooo:paragraph-rsid="001b6904"/>
    </style:style>
    <style:style style:name="P27" style:family="paragraph" style:parent-style-name="Standard">
      <style:paragraph-properties fo:margin-left="0cm" fo:margin-right="0cm" fo:text-indent="0cm" style:auto-text-indent="false" style:writing-mode="lr-tb"/>
      <style:text-properties officeooo:paragraph-rsid="0039ace8"/>
    </style:style>
    <style:style style:name="P28"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29"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0"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3"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4"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39" style:family="paragraph" style:parent-style-name="Standard">
      <style:paragraph-properties fo:margin-left="0cm" fo:margin-right="0cm" fo:text-indent="0cm" style:auto-text-indent="false" style:writing-mode="lr-tb"/>
      <style:text-properties officeooo:paragraph-rsid="005f5e3b"/>
    </style:style>
    <style:style style:name="P40" style:family="paragraph" style:parent-style-name="Standard">
      <style:paragraph-properties fo:margin-left="0cm" fo:margin-right="0cm" fo:text-indent="0cm" style:auto-text-indent="false" style:writing-mode="lr-tb"/>
      <style:text-properties officeooo:paragraph-rsid="0069e77f"/>
    </style:style>
    <style:style style:name="P41"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6" style:family="paragraph" style:parent-style-name="Standard">
      <style:paragraph-properties fo:text-align="end" style:justify-single-word="false" fo:break-before="auto" fo:break-after="auto" style:writing-mode="lr-tb"/>
    </style:style>
    <style:style style:name="P47"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0" style:family="paragraph" style:parent-style-name="Standard">
      <style:paragraph-properties fo:break-before="auto" fo:break-after="auto" style:writing-mode="lr-tb"/>
      <style:text-properties fo:font-weight="bold" style:font-weight-asian="bold" style:font-weight-complex="bold"/>
    </style:style>
    <style:style style:name="P51" style:family="paragraph" style:parent-style-name="Standard">
      <style:paragraph-properties fo:break-before="page" style:writing-mode="lr-tb"/>
    </style:style>
    <style:style style:name="P52" style:family="paragraph" style:parent-style-name="Standard">
      <style:paragraph-properties fo:break-before="page" style:writing-mode="lr-tb"/>
      <style:text-properties fo:font-weight="bold" style:font-weight-asian="bold" style:font-weight-complex="bold"/>
    </style:style>
    <style:style style:name="P53" style:family="paragraph" style:parent-style-name="Standard">
      <style:paragraph-properties fo:margin-left="0cm" fo:margin-right="0cm" fo:text-indent="1.27cm" style:auto-text-indent="false" fo:break-before="auto" fo:break-after="auto" style:writing-mode="lr-tb"/>
    </style:style>
    <style:style style:name="P54"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6" style:family="paragraph" style:parent-style-name="Standard">
      <style:paragraph-properties fo:margin-left="0cm" fo:margin-right="0cm" fo:text-indent="1.27cm" style:auto-text-indent="false" style:writing-mode="lr-tb"/>
      <style:text-properties officeooo:paragraph-rsid="004c760c"/>
    </style:style>
    <style:style style:name="P57" style:family="paragraph" style:parent-style-name="Standard">
      <style:paragraph-properties fo:margin-left="0cm" fo:margin-right="0cm" fo:text-indent="1.27cm" style:auto-text-indent="false" style:writing-mode="lr-tb"/>
      <style:text-properties officeooo:rsid="004c760c" officeooo:paragraph-rsid="004c760c"/>
    </style:style>
    <style:style style:name="P58" style:family="paragraph" style:parent-style-name="Standard">
      <style:paragraph-properties fo:margin-left="0cm" fo:margin-right="0cm" fo:text-indent="1.27cm" style:auto-text-indent="false" style:writing-mode="lr-tb"/>
      <style:text-properties officeooo:rsid="0034e14e" officeooo:paragraph-rsid="004c760c"/>
    </style:style>
    <style:style style:name="P59" style:family="paragraph" style:parent-style-name="Standard">
      <style:paragraph-properties style:writing-mode="lr-tb"/>
    </style:style>
    <style:style style:name="P60"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2"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3" style:family="paragraph" style:parent-style-name="Standard">
      <style:paragraph-properties fo:margin-left="0cm" fo:margin-right="0cm" fo:text-indent="0cm" style:auto-text-indent="false" style:writing-mode="lr-tb"/>
    </style:style>
    <style:style style:name="P64" style:family="paragraph" style:parent-style-name="Standard">
      <style:paragraph-properties fo:margin-left="0cm" fo:margin-right="0cm" fo:text-indent="0cm" style:auto-text-indent="false" fo:break-before="auto" fo:break-after="auto" style:writing-mode="lr-tb"/>
    </style:style>
    <style:style style:name="P6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66" style:family="paragraph" style:parent-style-name="Standard" style:master-page-name="Standard">
      <style:paragraph-properties fo:text-align="center" style:justify-single-word="false" style:page-number="auto" fo:break-before="auto" fo:break-after="auto" style:writing-mode="lr-tb"/>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1">
      <style:paragraph-properties style:writing-mode="lr-tb"/>
      <style:text-properties officeooo:rsid="004ca90b" officeooo:paragraph-rsid="0064bcbe"/>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67ce9f" officeooo:paragraph-rsid="0067ce9f"/>
    </style:style>
    <style:style style:name="P77" style:family="paragraph" style:parent-style-name="Standard" style:list-style-name="L4">
      <style:paragraph-properties style:writing-mode="lr-tb"/>
      <style:text-properties officeooo:rsid="00403ee6" officeooo:paragraph-rsid="00403ee6"/>
    </style:style>
    <style:style style:name="P78" style:family="paragraph" style:parent-style-name="Standard" style:list-style-name="L4">
      <style:paragraph-properties style:writing-mode="lr-tb"/>
      <style:text-properties officeooo:rsid="00664e70" officeooo:paragraph-rsid="00664e70"/>
    </style:style>
    <style:style style:name="P79" style:family="paragraph" style:parent-style-name="Standard">
      <style:paragraph-properties fo:break-before="auto" fo:break-after="auto" style:writing-mode="lr-tb"/>
    </style:style>
    <style:style style:name="T1" style:family="text">
      <style:text-properties officeooo:rsid="0027ea8c"/>
    </style:style>
    <style:style style:name="T2" style:family="text">
      <style:text-properties fo:font-style="italic" officeooo:rsid="002cb9f5" style:font-style-asian="italic" style:font-style-complex="italic"/>
    </style:style>
    <style:style style:name="T3" style:family="text">
      <style:text-properties fo:font-style="italic" officeooo:rsid="002cb38e" style:font-style-asian="italic" style:font-style-complex="italic"/>
    </style:style>
    <style:style style:name="T4" style:family="text">
      <style:text-properties officeooo:rsid="0027ea8c"/>
    </style:style>
    <style:style style:name="T5" style:family="text">
      <style:text-properties fo:font-style="italic" style:font-style-asian="italic" style:font-style-complex="italic"/>
    </style:style>
    <style:style style:name="T6" style:family="text">
      <style:text-properties fo:font-style="italic" officeooo:rsid="002cb38e" style:font-style-asian="italic" style:font-style-complex="italic"/>
    </style:style>
    <style:style style:name="T7" style:family="text">
      <style:text-properties fo:font-style="italic" officeooo:rsid="002cb9f5" style:font-style-asian="italic" style:font-style-complex="italic"/>
    </style:style>
    <style:style style:name="T8" style:family="text">
      <style:text-properties fo:font-style="italic" officeooo:rsid="001c966f" style:font-style-asian="italic" style:font-style-complex="italic"/>
    </style:style>
    <style:style style:name="T9" style:family="text">
      <style:text-properties fo:font-style="italic" officeooo:rsid="0036a9dc" style:font-style-asian="italic" style:font-style-complex="italic"/>
    </style:style>
    <style:style style:name="T10" style:family="text">
      <style:text-properties fo:font-style="italic" officeooo:rsid="0039ace8" style:font-style-asian="italic" style:font-style-complex="italic"/>
    </style:style>
    <style:style style:name="T11" style:family="text">
      <style:text-properties fo:font-style="italic" officeooo:rsid="003e2246" style:font-style-asian="italic" style:font-style-complex="italic"/>
    </style:style>
    <style:style style:name="T12" style:family="text">
      <style:text-properties fo:font-style="italic" officeooo:rsid="00403ee6" style:font-style-asian="italic" style:font-style-complex="italic"/>
    </style:style>
    <style:style style:name="T13" style:family="text">
      <style:text-properties fo:font-style="italic" officeooo:rsid="00413d16" style:font-style-asian="italic" style:font-style-complex="italic"/>
    </style:style>
    <style:style style:name="T14" style:family="text">
      <style:text-properties fo:font-style="italic" officeooo:rsid="0054eb6b" style:font-style-asian="italic" style:font-style-complex="italic"/>
    </style:style>
    <style:style style:name="T15" style:family="text">
      <style:text-properties fo:font-style="italic" officeooo:rsid="00557e12" style:font-style-asian="italic" style:font-style-complex="italic"/>
    </style:style>
    <style:style style:name="T16" style:family="text">
      <style:text-properties fo:font-style="italic" officeooo:rsid="006002f4" style:font-style-asian="italic" style:font-style-complex="italic"/>
    </style:style>
    <style:style style:name="T17" style:family="text">
      <style:text-properties fo:font-style="italic" officeooo:rsid="0062ec11" style:font-style-asian="italic" style:font-style-complex="italic"/>
    </style:style>
    <style:style style:name="T18" style:family="text">
      <style:text-properties fo:font-style="italic" officeooo:rsid="00684d2c" style:font-style-asian="italic" style:font-style-complex="italic"/>
    </style:style>
    <style:style style:name="T19" style:family="text">
      <style:text-properties fo:font-style="italic" fo:font-weight="normal" officeooo:rsid="004d0dfc" style:font-style-asian="italic" style:font-weight-asian="normal" style:font-style-complex="italic" style:font-weight-complex="normal"/>
    </style:style>
    <style:style style:name="T20" style:family="text">
      <style:text-properties fo:font-style="italic" fo:font-weight="normal" officeooo:rsid="0036a9d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51c7e8" style:font-weight-asian="bold" style:font-weight-complex="bold"/>
    </style:style>
    <style:style style:name="T23" style:family="text">
      <style:text-properties fo:font-weight="bold" officeooo:rsid="0039ace8" style:font-weight-asian="bold" style:font-weight-complex="bold"/>
    </style:style>
    <style:style style:name="T24" style:family="text">
      <style:text-properties fo:font-weight="bold" officeooo:rsid="003b97de" style:font-weight-asian="bold" style:font-weight-complex="bold"/>
    </style:style>
    <style:style style:name="T25" style:family="text">
      <style:text-properties fo:font-weight="bold" officeooo:rsid="0054eb6b" style:font-weight-asian="bold" style:font-weight-complex="bold"/>
    </style:style>
    <style:style style:name="T26" style:family="text">
      <style:text-properties fo:font-weight="bold" officeooo:rsid="00581c53"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4d0dfc" style:font-style-asian="normal" style:font-style-complex="normal"/>
    </style:style>
    <style:style style:name="T29" style:family="text">
      <style:text-properties fo:font-style="normal" officeooo:rsid="0056f994" style:font-style-asian="normal" style:font-style-complex="normal"/>
    </style:style>
    <style:style style:name="T30" style:family="text">
      <style:text-properties fo:font-style="normal" fo:font-weight="normal" officeooo:rsid="004d0dfc" style:font-style-asian="normal" style:font-weight-asian="normal" style:font-style-complex="normal" style:font-weight-complex="normal"/>
    </style:style>
    <style:style style:name="T31" style:family="text">
      <style:text-properties fo:font-style="normal" fo:font-weight="normal" officeooo:rsid="004e73e3" style:font-style-asian="normal" style:font-weight-asian="normal" style:font-style-complex="normal" style:font-weight-complex="normal"/>
    </style:style>
    <style:style style:name="T32" style:family="text">
      <style:text-properties fo:font-style="normal" fo:font-weight="normal" officeooo:rsid="0064bcbe" style:font-style-asian="normal" style:font-weight-asian="normal" style:font-style-complex="normal" style:font-weight-complex="normal"/>
    </style:style>
    <style:style style:name="T33" style:family="text">
      <style:text-properties officeooo:rsid="001a9e88"/>
    </style:style>
    <style:style style:name="T34" style:family="text">
      <style:text-properties officeooo:rsid="001b6904"/>
    </style:style>
    <style:style style:name="T35" style:family="text">
      <style:text-properties officeooo:rsid="001c966f"/>
    </style:style>
    <style:style style:name="T36" style:family="text">
      <style:text-properties officeooo:rsid="001ef912"/>
    </style:style>
    <style:style style:name="T37" style:family="text">
      <style:text-properties officeooo:rsid="0022d228"/>
    </style:style>
    <style:style style:name="T38" style:family="text">
      <style:text-properties officeooo:rsid="00252fc9"/>
    </style:style>
    <style:style style:name="T39" style:family="text">
      <style:text-properties officeooo:rsid="002b611b"/>
    </style:style>
    <style:style style:name="T40" style:family="text">
      <style:text-properties officeooo:rsid="002cb38e"/>
    </style:style>
    <style:style style:name="T41" style:family="text">
      <style:text-properties officeooo:rsid="0034e14e"/>
    </style:style>
    <style:style style:name="T42" style:family="text">
      <style:text-properties officeooo:rsid="0036a9dc"/>
    </style:style>
    <style:style style:name="T43" style:family="text">
      <style:text-properties officeooo:rsid="0037ad89"/>
    </style:style>
    <style:style style:name="T44" style:family="text">
      <style:text-properties officeooo:rsid="0039ace8"/>
    </style:style>
    <style:style style:name="T45" style:family="text">
      <style:text-properties officeooo:rsid="003b97de"/>
    </style:style>
    <style:style style:name="T46" style:family="text">
      <style:text-properties officeooo:rsid="003e2246"/>
    </style:style>
    <style:style style:name="T47" style:family="text">
      <style:text-properties officeooo:rsid="00403ee6"/>
    </style:style>
    <style:style style:name="T48" style:family="text">
      <style:text-properties officeooo:rsid="00413d16"/>
    </style:style>
    <style:style style:name="T49" style:family="text">
      <style:text-properties officeooo:rsid="0048defc"/>
    </style:style>
    <style:style style:name="T50" style:family="text">
      <style:text-properties officeooo:rsid="004ae4f9"/>
    </style:style>
    <style:style style:name="T51" style:family="text">
      <style:text-properties officeooo:rsid="004c760c"/>
    </style:style>
    <style:style style:name="T52" style:family="text">
      <style:text-properties officeooo:rsid="004ca90b"/>
    </style:style>
    <style:style style:name="T53" style:family="text">
      <style:text-properties officeooo:rsid="004cdfa7"/>
    </style:style>
    <style:style style:name="T54" style:family="text">
      <style:text-properties officeooo:rsid="004d0dfc"/>
    </style:style>
    <style:style style:name="T55" style:family="text">
      <style:text-properties officeooo:rsid="0054eb6b"/>
    </style:style>
    <style:style style:name="T56" style:family="text">
      <style:text-properties officeooo:rsid="00557e12"/>
    </style:style>
    <style:style style:name="T57" style:family="text">
      <style:text-properties officeooo:rsid="0056b68e"/>
    </style:style>
    <style:style style:name="T58" style:family="text">
      <style:text-properties officeooo:rsid="0057e90c"/>
    </style:style>
    <style:style style:name="T59" style:family="text">
      <style:text-properties officeooo:rsid="00581c53"/>
    </style:style>
    <style:style style:name="T60" style:family="text">
      <style:text-properties officeooo:rsid="005bafdd"/>
    </style:style>
    <style:style style:name="T61" style:family="text">
      <style:text-properties officeooo:rsid="005e9436"/>
    </style:style>
    <style:style style:name="T62" style:family="text">
      <style:text-properties officeooo:rsid="005f5e3b"/>
    </style:style>
    <style:style style:name="T63" style:family="text">
      <style:text-properties officeooo:rsid="006002f4"/>
    </style:style>
    <style:style style:name="T64" style:family="text">
      <style:text-properties officeooo:rsid="0064bcbe"/>
    </style:style>
    <style:style style:name="T65" style:family="text">
      <style:text-properties officeooo:rsid="0069e77f"/>
    </style:style>
    <style:style style:name="T66" style:family="text">
      <style:text-properties officeooo:rsid="006a6484"/>
    </style:style>
    <style:style style:name="T67" style:family="text">
      <style:text-properties officeooo:rsid="006bdd72"/>
    </style:style>
    <style:style style:name="T68" style:family="text">
      <style:text-properties officeooo:rsid="006dbd5f"/>
    </style:style>
    <style:style style:name="T69" style:family="text">
      <style:text-properties officeooo:rsid="006f29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877915014096" text:id="ct94877915014096">
          <text:insertion>
            <office:change-info>
              <dc:creator>Sara Boch</dc:creator>
              <dc:date>2013-12-10T09:40:00</dc:date>
            </office:change-info>
          </text:insertion>
        </text:changed-region>
        <text:changed-region xml:id="ct94877915559152" text:id="ct94877915559152">
          <text:deletion>
            <office:change-info>
              <dc:creator>Sara Boch</dc:creator>
              <dc:date>2013-12-10T09:55:00</dc:date>
            </office:change-info>
            <text:p text:style-name="P1">Picture 2.</text:p>
          </text:deletion>
        </text:changed-region>
        <text:changed-region xml:id="ct94877915842128" text:id="ct94877915842128">
          <text:insertion>
            <office:change-info>
              <dc:creator>Sara Boch</dc:creator>
              <dc:date>2013-12-10T09:59:00</dc:date>
            </office:change-info>
          </text:insertion>
        </text:changed-region>
        <text:changed-region xml:id="ct94877915599744" text:id="ct94877915599744">
          <text:insertion>
            <office:change-info>
              <dc:creator>Sara Boch</dc:creator>
              <dc:date>2013-12-10T10:00:00</dc:date>
            </office:change-info>
          </text:insertion>
        </text:changed-region>
        <text:changed-region xml:id="ct94877915821488" text:id="ct94877915821488">
          <text:deletion>
            <office:change-info>
              <dc:creator>Sara Boch</dc:creator>
              <dc:date>2013-12-10T10:00:00</dc:date>
            </office:change-info>
            <text:p text:style-name="P2"><text:span text:style-name="T1">customise</text:span></text:p>
          </text:deletion>
        </text:changed-region>
        <text:changed-region xml:id="ct94877915875120" text:id="ct94877915875120">
          <text:insertion>
            <office:change-info>
              <dc:creator>Sara Boch</dc:creator>
              <dc:date>2013-12-10T10:06:00</dc:date>
            </office:change-info>
          </text:insertion>
        </text:changed-region>
        <text:changed-region xml:id="ct94877915883472" text:id="ct94877915883472">
          <text:insertion>
            <office:change-info>
              <dc:creator>Sara Boch</dc:creator>
              <dc:date>2013-12-10T10:04:00</dc:date>
            </office:change-info>
          </text:insertion>
        </text:changed-region>
        <text:changed-region xml:id="ct94877915885056" text:id="ct94877915885056">
          <text:insertion>
            <office:change-info>
              <dc:creator>Sara Boch</dc:creator>
              <dc:date>2013-12-10T10:19:00</dc:date>
            </office:change-info>
          </text:insertion>
        </text:changed-region>
        <text:changed-region xml:id="ct94877915887520" text:id="ct94877915887520">
          <text:insertion>
            <office:change-info>
              <dc:creator>Sara Boch</dc:creator>
              <dc:date>2013-12-10T10:21:00</dc:date>
            </office:change-info>
          </text:insertion>
        </text:changed-region>
        <text:changed-region xml:id="ct94877915905840" text:id="ct94877915905840">
          <text:deletion>
            <office:change-info>
              <dc:creator>Sara Boch</dc:creator>
              <dc:date>2013-12-10T10:22:00</dc:date>
            </office:change-info>
            <text:p text:style-name="P3">s</text:p>
          </text:deletion>
        </text:changed-region>
        <text:changed-region xml:id="ct94877915895888" text:id="ct94877915895888">
          <text:insertion>
            <office:change-info>
              <dc:creator>Sara Boch</dc:creator>
              <dc:date>2013-12-10T10:41:00</dc:date>
            </office:change-info>
          </text:insertion>
        </text:changed-region>
        <text:changed-region xml:id="ct94877915904832" text:id="ct94877915904832">
          <text:deletion>
            <office:change-info>
              <dc:creator>Sara Boch</dc:creator>
              <dc:date>2013-12-10T10:41:00</dc:date>
            </office:change-info>
            <text:p text:style-name="P3"><text:span text:style-name="T2">ali</text:span></text:p>
          </text:deletion>
        </text:changed-region>
        <text:changed-region xml:id="ct94877915904528" text:id="ct94877915904528">
          <text:deletion>
            <office:change-info>
              <dc:creator>Sara Boch</dc:creator>
              <dc:date>2013-12-10T10:23:00</dc:date>
            </office:change-info>
            <text:p text:style-name="P3"><text:span text:style-name="T3">s</text:span></text:p>
          </text:deletion>
        </text:changed-region>
        <text:changed-region xml:id="ct94877915913408" text:id="ct94877915913408">
          <text:insertion>
            <office:change-info>
              <dc:creator>Sara Boch</dc:creator>
              <dc:date>2013-12-10T10:23:00</dc:date>
            </office:change-info>
          </text:insertion>
        </text:changed-region>
        <text:changed-region xml:id="ct94877915914624" text:id="ct94877915914624">
          <text:insertion>
            <office:change-info>
              <dc:creator>Sara Boch</dc:creator>
              <dc:date>2013-12-10T10:41:00</dc:date>
            </office:change-info>
          </text:insertion>
        </text:changed-region>
        <text:changed-region xml:id="ct94877915915072" text:id="ct94877915915072">
          <text:deletion>
            <office:change-info>
              <dc:creator>Sara Boch</dc:creator>
              <dc:date>2013-12-10T10:41:00</dc:date>
            </office:change-info>
            <text:p text:style-name="P3"><text:span text:style-name="T2">ali</text:span></text:p>
          </text:deletion>
        </text:changed-region>
        <text:changed-region xml:id="ct94877915914848" text:id="ct94877915914848">
          <text:deletion>
            <office:change-info>
              <dc:creator>Sara Boch</dc:creator>
              <dc:date>2013-12-10T10:24:00</dc:date>
            </office:change-info>
            <text:p text:style-name="P3"><text:span text:style-name="T3">s</text:span></text:p>
          </text:deletion>
        </text:changed-region>
        <text:changed-region xml:id="ct94877915942288" text:id="ct94877915942288">
          <text:deletion>
            <office:change-info>
              <dc:creator>Sara Boch</dc:creator>
              <dc:date>2013-12-10T10:35:00</dc:date>
            </office:change-info>
            <text:p text:style-name="P4">1</text:p>
          </text:deletion>
        </text:changed-region>
        <text:changed-region xml:id="ct94877916003952" text:id="ct94877916003952">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6"/>
      <text:p text:style-name="P43"/>
      <text:p text:style-name="P43"/>
      <text:p text:style-name="P43"/>
      <text:p text:style-name="P43"/>
      <text:p text:style-name="P43"/>
      <text:p text:style-name="P43"/>
      <text:p text:style-name="P45">Dynamics PyMOL Plugin Manual</text:p>
      <text:p text:style-name="P44">v. <text:span text:style-name="T69">3</text:span>.<text:span text:style-name="T69">0</text:span>.0<text:span text:style-name="T49">pre</text:span></text:p>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niversity of Gdansk</text:p>
      <text:p text:style-name="P46">Laboratory of Biomolecular Systems Simulation</text:p>
      <text:p text:style-name="P51">Table of Content:</text:p>
      <text:p text:style-name="P4"/>
      <text:p text:style-name="P47">1. Introduction<text:tab/>3</text:p>
      <text:p text:style-name="P47">2. Requirements and Installation<text:tab/>4</text:p>
      <text:p text:style-name="P47">2.1. Requirements<text:tab/>4</text:p>
      <text:p text:style-name="P47">2.2. Installation<text:tab/>4</text:p>
      <text:p text:style-name="P60">2.2.1. Ubuntu<text:tab/>4</text:p>
      <text:p text:style-name="P60">2.2.2. Gentoo<text:tab/>4</text:p>
      <text:p text:style-name="P60">2.2.3. Other Linux distributions and <text:span text:style-name="T62">m</text:span>acOS<text:tab/>4</text:p>
      <text:p text:style-name="P60">2.2.4. Windows/Cygwin<text:tab/><text:span text:style-name="T65">4</text:span></text:p>
      <text:p text:style-name="P47">3. Instruction<text:tab/><text:span text:style-name="T58">6</text:span></text:p>
      <text:p text:style-name="P47">3.1. Molecule<text:tab/><text:span text:style-name="T58">6</text:span></text:p>
      <text:p text:style-name="P47">3.2. Force Field and Water Model<text:tab/><text:span text:style-name="T65">8</text:span></text:p>
      <text:p text:style-name="P47">3.3. Simulation Steps<text:tab/><text:span text:style-name="T59">11</text:span></text:p>
      <text:p text:style-name="P47">3.4. Restraints<text:tab/><text:span text:style-name="T36">11</text:span></text:p>
      <text:p text:style-name="P47">3.5. Configuration<text:tab/>1<text:span text:style-name="T66">3</text:span></text:p>
      <text:p text:style-name="P61">3.6. Additional Options<text:tab/>1<text:span text:style-name="T66">3</text:span></text:p>
      <text:p text:style-name="P48">3.<text:span text:style-name="T59">7</text:span>. <text:span text:style-name="T43">Vectors Options</text:span><text:tab/>1<text:span text:style-name="T66">3</text:span></text:p>
      <text:p text:style-name="P49">3.<text:span text:style-name="T59">8</text:span>. Additional Buttons<text:tab/>1<text:span text:style-name="T67">4</text:span></text:p>
      <text:p text:style-name="P47">4. <text:span text:style-name="T43">Interpretation Window</text:span><text:tab/>1<text:span text:style-name="T67">5</text:span></text:p>
      <text:p text:style-name="P47">4.1. <text:span text:style-name="T45">Contact Map</text:span><text:tab/>1<text:span text:style-name="T67">5</text:span></text:p>
      <text:p text:style-name="P47">5. Changelog<text:tab/><text:span text:style-name="T68">17</text:span></text:p>
      <text:p text:style-name="P47">6. Copyright<text:tab/><text:span text:style-name="T68">18</text:span></text:p>
      <text:p text:style-name="P52">1. Introduction</text:p>
      <text:p text:style-name="P4"/>
      <text:p text:style-name="P54">PyMOL is powerful and easy to use open source tool for viewing and manipulating molecules. Thanks to its API capabilities it can be extended by developing third party plugins in high level program<text:change-start text:change-id="ct94877915014096"/><text:span text:style-name="T38">m</text:span><text:change-end text:change-id="ct9487791501409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6">Plugin is developed and maintained by Laboratory of Biomolecular Systems Simulation at University of Gdansk.</text:p>
      <text:p text:style-name="P52">2. Requirements and Installation</text:p>
      <text:p text:style-name="P4"/>
      <text:p text:style-name="P50">2.1. Requirements</text:p>
      <text:p text:style-name="P4"/>
      <text:p text:style-name="P55">The plugin should work on <text:span text:style-name="T51">Linux, Windows/Cygwin and MacOS X.</text:span></text:p>
      <text:p text:style-name="P57">Linux and MacOS X dependencies:</text:p>
      <text:list xml:id="list3707052621" text:style-name="L1">
        <text:list-item>
          <text:list>
            <text:list-item>
              <text:p text:style-name="P67">Bash</text:p>
            </text:list-item>
            <text:list-item>
              <text:p text:style-name="P67">Python2 with TkInter</text:p>
            </text:list-item>
            <text:list-item>
              <text:p text:style-name="P67">PyMOL</text:p>
            </text:list-item>
            <text:list-item>
              <text:p text:style-name="P67">GROMACS 5.x, <text:span text:style-name="T64">2016.x, 2018.x</text:span></text:p>
            </text:list-item>
          </text:list>
          <text:p text:style-name="P68">Windows<text:span text:style-name="T52">/Cygwin</text:span> dependencies:</text:p>
          <text:list text:continue-numbering="true">
            <text:list-item>
              <text:p text:style-name="P69">Cygwin</text:p>
            </text:list-item>
            <text:list-item>
              <text:p text:style-name="P69">PyMOL</text:p>
            </text:list-item>
            <text:list-item>
              <text:p text:style-name="P70">GROMACS<text:span text:style-name="T51"> 5.x, 2016.x, 2018.x</text:span></text:p>
            </text:list-item>
          </text:list>
        </text:list-item>
      </text:list>
      <text:p text:style-name="P56"/>
      <text:p text:style-name="P58">Prody is recommended for advanced features.</text:p>
      <text:p text:style-name="P3"/>
      <text:p text:style-name="P17">2.2. Installation</text:p>
      <text:p text:style-name="P28"/>
      <text:p text:style-name="P28"><text:tab/><text:span text:style-name="T57">The plugin can be installed in the standard PyMOL way, but optimal method depends on the platform.</text:span></text:p>
      <text:p text:style-name="P32"/>
      <text:p text:style-name="P33">2.2.1. Ubuntu</text:p>
      <text:p text:style-name="P3"/>
      <text:p text:style-name="P3">If you are Ubuntu user, then you can just add repository and install package:</text:p>
      <text:p text:style-name="P3"><text:tab/><text:span text:style-name="T5">sudo add-apt-repository ppa:</text:span><text:span text:style-name="T17">makson96</text:span><text:span text:style-name="T5">/dynamics</text:span></text:p>
      <text:p text:style-name="P16"><text:tab/>sudo apt-get update</text:p>
      <text:p text:style-name="P16"><text:tab/>sudo apt-get install pymol-plugin-<text:span text:style-name="T41">dynamics</text:span></text:p>
      <text:p text:style-name="P3">All required libraries will be downloaded as dependencies. Supported versions of Ubuntu <text:span text:style-name="T42">are 16.04 and 18.04</text:span>.</text:p>
      <text:p text:style-name="P2"/>
      <text:p text:style-name="P33">2.2.2. Gentoo</text:p>
      <text:p text:style-name="P31"/>
      <text:p text:style-name="P31">If you are Gentoo user, then you can use ebuild system. To make the installation use (as root):</text:p>
      <text:p text:style-name="P31"><text:tab/><text:span text:style-name="T5">emerge --ask sci-chemistry/pymol-plugins-dynamics</text:span></text:p>
      <text:p text:style-name="P36"/>
      <text:p text:style-name="P38">2.2.3. Other Linux distributions and <text:span text:style-name="T62">m</text:span>acOS</text:p>
      <text:p text:style-name="P38"/>
      <text:p text:style-name="P23"><text:tab/><text:span text:style-name="T53">A</text:span>ll other <text:span text:style-name="T52">Linux distributions</text:span> as well <text:span text:style-name="T54">as macOS are supported by standard PyMOL plugin install interface. On macOS you will need to use X11 Hybrid version of PyMOL, as described here:</text:span></text:p>
      <text:p text:style-name="P39"><text:span text:style-name="T62"><text:tab/></text:span><text:a xlink:type="simple" xlink:href="https://pymolwiki.org/index.php/MAC_Install#X11_Hybrid" text:style-name="Internet_20_link" text:visited-style-name="Visited_20_Internet_20_Link"><text:span text:style-name="T62">https://pymolwiki.org/index.php/MAC_Install#X11_Hybrid</text:span></text:a></text:p>
      <text:p text:style-name="P39"><text:span text:style-name="T62">Download</text:span> plugin directly from its GitHub repository:</text:p>
      <text:p text:style-name="P53"><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63">makson96</text:span></text:a><text:a xlink:type="simple" xlink:href="https://github.com/makson96/Dynamics" text:style-name="Internet_20_link" text:visited-style-name="Visited_20_Internet_20_Link">/Dynamics</text:a></text:p>
      <text:p text:style-name="P3">You can <text:span text:style-name="T42">download the latest</text:span> master snapshot by command:</text:p>
      <text:p text:style-name="P3"><text:tab/><text:span text:style-name="T5">git clone git://github.com/</text:span><text:span text:style-name="T16">makson96</text:span><text:span text:style-name="T5">/Dynamics.git</text:span></text:p>
      <text:p text:style-name="P3">Then run PyMOL as a root. On the top Menu choose <text:span text:style-name="T5">Plugin-&gt;Manage Plugins-&gt;Install...</text:span> Then choose <text:span text:style-name="T5">pymol_plugin_</text:span><text:span text:style-name="T9">dynamics</text:span><text:span text:style-name="T5">.py</text:span> file. After installation restart PyMOL with normal user privilege.</text:p>
      <text:p text:style-name="P2"/>
      <text:p text:style-name="P34"><text:span text:style-name="T27">2.2.</text:span><text:span text:style-name="T29">4</text:span><text:span text:style-name="T27">. </text:span><text:span text:style-name="T28">Windows/Cygwin</text:span></text:p>
      <text:p text:style-name="P37"/>
      <text:list xml:id="list1270697105" text:style-name="L2">
        <text:list-item>
          <text:p text:style-name="P71">Download and install the latest version of Cygwin including appropriate code development packages.</text:p>
        </text:list-item>
        <text:list-item>
          <text:p text:style-name="P71"><text:soft-page-break/>Download, compile, and install the <text:span text:style-name="T64">proper </text:span>GROMACS <text:span text:style-name="T64">version </text:span>under Cygwin. Follow the standard compilation, installation and testing instructions to build, compile and install GROMACS under Cygwin. For example:</text:p>
          <text:p text:style-name="P73"><text:span text:style-name="T30">%</text:span><text:span text:style-name="T19">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30">Install the GROMACS plugin following standard PyMOL instructions. </text:span><text:span text:style-name="T31">Download latest plugin version from link: </text:span><text:a xlink:type="simple" xlink:href="https://github.com/makson96/Dynamics/archive/v2.2.0.zip" text:style-name="Internet_20_link" text:visited-style-name="Visited_20_Internet_20_Link"><text:span text:style-name="T32">https://github.com/makson96/Dynamics/archive/v2.2.0.zip</text:span></text:a><text:span text:style-name="T32"> </text:span><text:span text:style-name="T31">and unpack it. R</text:span><text:span text:style-name="T30">un PyMOL. On the top Menu choose </text:span><text:span text:style-name="T19">Plugin-&gt;Manage Plugins-&gt;Install...</text:span><text:span text:style-name="T30"> Then choose </text:span><text:span text:style-name="T19">pymol_plugin_</text:span><text:span text:style-name="T20">dynamics</text:span><text:span text:style-name="T19">.py</text:span><text:span text:style-name="T30"> file. After installation restart PyMOL.</text:span></text:p>
        </text:list-item>
      </text:list>
      <text:p text:style-name="P41">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5">Menu-&gt;Plugin-&gt;dynamics</text:span> and plugin menu should open. All available options are described in this chapter.</text:p>
      <text:p text:style-name="P3"/>
      <text:p text:style-name="P19"><draw:frame draw:style-name="fr1" draw:name="Ramka1" text:anchor-type="char" svg:width="16.51cm" draw:z-index="7"><draw:text-box fo:min-height="8.872cm"><text:p text:style-name="Picture"><draw:frame draw:style-name="fr8" draw:name="graphics1" text:anchor-type="as-char" svg:width="16.51cm" style:rel-width="100%" svg:height="8.872cm" style:rel-height="scale" draw:z-index="18"><draw:image xlink:href="Pictures/100002010000042C000001BE9D883D5D3D155EF1.png" xlink:type="simple" xlink:show="embed" xlink:actuate="onLoad" loext:mime-type="image/png"/></draw:frame><text:line-break/>Picture <text:sequence text:ref-name="refPicture0" text:name="Picture" text:formula="ooow:Picture+1" style:num-format="1">1</text:sequence></text:p></draw:text-box></draw:frame></text:p>
      <text:p text:style-name="P17"/>
      <text:p text:style-name="P32">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8"/>
      <text:p text:style-name="P1"><draw:frame draw:style-name="fr7" draw:name="Ramka2" text:anchor-type="char" svg:x="0cm" svg:width="3.048cm" draw:z-index="8"><draw:text-box fo:min-height="8.484cm"><text:p text:style-name="Picture"><draw:frame draw:style-name="fr8" draw:name="grafika2" text:anchor-type="as-char" svg:width="3.048cm" style:rel-width="100%" svg:height="8.484cm" style:rel-height="scale" draw:z-index="20"><draw:image xlink:href="Pictures/1000020100000097000001A50F99E8BEFB836A5C.png" xlink:type="simple" xlink:show="embed" xlink:actuate="onLoad" loext:mime-type="image/png"/></draw:frame><text:line-break/>Picture <text:sequence text:ref-name="refPicture1" text:name="Picture" text:formula="ooow:Picture+1" style:num-format="1">2</text:sequence></text:p></draw:text-box></draw:frame><text:change text:change-id="ct94877915559152"/><text:soft-page-break/></text:p>
      <text:p text:style-name="P20"><text:tab/>If you haven't loaded any molecule in PyMOL. The <text:span text:style-name="T5">Browse</text:span> button should appear. You can use it to select PDB file for molecular dynamics simulation.</text:p>
      <text:p text:style-name="P3"/>
      <text:p text:style-name="P3"><draw:frame draw:style-name="fr2" draw:name="Ramka3" text:anchor-type="char" svg:x="0.051cm" svg:y="-0.025cm" svg:width="3.353cm" draw:z-index="9"><draw:text-box fo:min-height="9.55cm"><text:p text:style-name="Picture"><draw:frame draw:style-name="fr8" draw:name="grafika3" text:anchor-type="as-char" svg:width="3.353cm" style:rel-width="100%" svg:height="9.55cm" style:rel-height="scale" draw:z-index="22"><draw:image xlink:href="Pictures/1000020100000099000001B40EA01F3C07971A98.png" xlink:type="simple" xlink:show="embed" xlink:actuate="onLoad" loext:mime-type="image/png"/></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
      <text:p text:style-name="P3"><draw:frame draw:style-name="fr2" draw:name="Ramka4" text:anchor-type="char" svg:x="0.018cm" svg:y="0.016cm" svg:width="3.353cm" draw:z-index="11"><draw:text-box fo:min-height="9.576cm"><text:p text:style-name="Picture"><draw:frame draw:style-name="fr8" draw:name="grafika4" text:anchor-type="as-char" svg:width="3.353cm" style:rel-width="100%" svg:height="9.576cm" style:rel-height="scale" draw:z-index="24"><draw:image xlink:href="Pictures/1000020100000099000001B43D3F1CED3F9D3C66.png" xlink:type="simple" xlink:show="embed" xlink:actuate="onLoad" loext:mime-type="image/png"/></draw:frame><text:line-break/>Picture <text:sequence text:ref-name="refPicture3" text:name="Picture" text:formula="ooow:Picture+1" style:num-format="1">4</text:sequence></text:p></draw:text-box></draw:frame><text:soft-page-break/></text:p>
      <text:p text:style-name="P53">The last list in this column determine which part of molecule should be displayed as a final result. It does not affect any calculations. The default selection is whole <text:span text:style-name="T5">Protein</text:span>, as it is suggested by GROMACS.</text:p>
      <text:p text:style-name="P40"><draw:frame draw:style-name="fr2" draw:name="Ramka5" text:anchor-type="char" svg:x="0.102cm" svg:y="0.215cm" svg:width="3.099cm" draw:z-index="12"><draw:text-box fo:min-height="8.814cm"><text:p text:style-name="Picture"><draw:frame draw:style-name="fr8" draw:name="grafika5" text:anchor-type="as-char" svg:width="3.099cm" style:rel-width="100%" svg:height="8.814cm" style:rel-height="scale" draw:z-index="26"><draw:image xlink:href="Pictures/1000020100000099000001B4295EBA19487E3D35.png" xlink:type="simple" xlink:show="embed" xlink:actuate="onLoad" loext:mime-type="image/png"/></draw:frame><text:line-break/>Picture <text:sequence text:ref-name="refPicture4" text:name="Picture" text:formula="ooow:Picture+1" style:num-format="1">5</text:sequence></text:p></draw:text-box></draw:frame></text:p>
      <text:p text:style-name="P24"><text:span text:style-name="T22">3</text:span><text:span text:style-name="T21">.2. Force Field and Water Model</text:span></text:p>
      <text:p text:style-name="P3"/>
      <text:p text:style-name="P3"><text:soft-page-break/><text:tab/>The middle column is focused on force fields and water models for molecular dynamics simulation. The first radio<text:change-start text:change-id="ct94877915842128"/> <text:change-end text:change-id="ct94877915842128"/>buttons list allows you to choose force field provided by GROMACS tool. Note that not all force fields can perform full molecular dynamics simulation for given molecule.</text:p>
      <text:p text:style-name="P3"/>
      <text:p text:style-name="P2"><draw:frame draw:style-name="fr2" draw:name="Ramka6" text:anchor-type="char" svg:x="0.053cm" svg:y="0.355cm" svg:width="16.48cm" draw:z-index="13"><draw:text-box fo:min-height="10.186cm"><text:p text:style-name="Picture"><draw:frame draw:style-name="fr9" draw:name="Obraz9" text:anchor-type="paragraph" svg:width="16.432cm" svg:height="9.543cm" draw:z-index="27"><draw:image xlink:href="Pictures/10000201000002FE000001BD12CB2509AB2B44C5.png" xlink:type="simple" xlink:show="embed" xlink:actuate="onLoad" loext:mime-type="image/png"/></draw:frame>Picture <text:sequence text:ref-name="refPicture5" text:name="Picture" text:formula="ooow:Picture+1" style:num-format="1">6</text:sequence></text:p></draw:text-box></draw:frame></text:p>
      <text:p text:style-name="P3"/>
      <text:p text:style-name="P3"><text:tab/>Below force field<text:span text:style-name="T34">s</text:span> there is a label with default water model for chosen force field. You can change it by clicking <text:span text:style-name="T5">Choose...</text:span> button. Note that every force field may have different available list of water models. <text:span text:style-name="T42">What is more, you can choose her to use implicit solvent instead of explicit. In this case, choosing water model, configuring water box and few steps in </text:span><text:span text:style-name="T9">Simulation Steps</text:span><text:span text:style-name="T42"> will be blocked, as they have no use for implicit solvent.</text:span></text:p>
      <text:p text:style-name="P3"/>
      <text:p text:style-name="P3"/>
      <text:p text:style-name="P3"><draw:frame draw:style-name="fr3" draw:name="Ramka7" text:anchor-type="char" svg:width="14.049cm" draw:z-index="15"><draw:text-box fo:min-height="8.043cm"><text:p text:style-name="Picture"><draw:frame draw:style-name="fr8" draw:name="Obraz2" text:anchor-type="as-char" svg:width="14.049cm" style:rel-width="100%" svg:height="8.043cm" style:rel-height="scale" draw:z-index="29"><draw:image xlink:href="Pictures/1000020100000213000001303F0FFD70E911F59C.png" xlink:type="simple" xlink:show="embed" xlink:actuate="onLoad" loext:mime-type="image/png"/></draw:frame><text:line-break/>Picture <text:sequence text:ref-name="refPicture6" text:name="Picture" text:formula="ooow:Picture+1" style:num-format="1">7</text:sequence></text:p></draw:text-box></draw:frame><text:soft-page-break/></text:p>
      <text:p text:style-name="P2"><text:tab/>Next to the <text:span text:style-name="T5">Choose...</text:span> button there is a <text:span text:style-name="T5">Configure</text:span> button, which allows you to <text:change-start text:change-id="ct94877915599744"/><text:span text:style-name="T1">customize</text:span><text:change-end text:change-id="ct94877915599744"/><text:change text:change-id="ct94877915821488"/> water box details. Here you can change shape of the box, water density which is given in g/L unit. You can also determine here the size of the water box, which is given in multiple of molecule size.</text:p>
      <text:p text:style-name="P2"/>
      <text:p text:style-name="P26"><draw:frame draw:style-name="fr4" draw:name="Ramka8" text:anchor-type="char" svg:width="7.99cm" draw:z-index="16"><draw:text-box fo:min-height="7.382cm"><text:p text:style-name="Picture"><draw:frame draw:style-name="fr8" draw:name="grafika10" text:anchor-type="as-char" svg:width="7.99cm" style:rel-width="100%" svg:height="7.382cm" style:rel-height="scale" draw:z-index="30"><draw:image xlink:href="Pictures/100002010000012E00000113C0164E7D7FAED60B.png" xlink:type="simple" xlink:show="embed" xlink:actuate="onLoad" loext:mime-type="image/png"/></draw:frame><text:line-break/>Picture <text:sequence text:ref-name="refPicture7" text:name="Picture" text:formula="ooow:Picture+1" style:num-format="1">8</text:sequence></text:p></draw:text-box></draw:frame></text:p>
      <text:p text:style-name="P22"><text:tab/><text:span text:style-name="T56">The third button </text:span><text:span text:style-name="T15">Hydrogen Mass</text:span><text:span text:style-name="T56"> allows configuring hydrogen atoms used in the simulation.</text:span></text:p>
      <text:p text:style-name="P28"/>
      <text:p text:style-name="P28"><draw:frame draw:style-name="fr5" draw:name="Ramka17" text:anchor-type="paragraph" svg:width="7.62cm" draw:z-index="25"><draw:text-box fo:min-height="5.791cm"><text:p text:style-name="Picture"><draw:frame draw:style-name="fr8" draw:name="Obraz8" text:anchor-type="as-char" svg:width="7.62cm" style:rel-width="100%" svg:height="5.791cm" style:rel-height="scale" draw:z-index="31"><draw:image xlink:href="Pictures/100002010000012C000000E457999E68AD36695B.png" xlink:type="simple" xlink:show="embed" xlink:actuate="onLoad" loext:mime-type="image/png"/></draw:frame><text:line-break/>Picture <text:sequence text:ref-name="refPicture8" text:name="Picture" text:formula="ooow:Picture+1" style:num-format="1">9</text:sequence></text:p></draw:text-box></draw:frame></text:p>
      <text:p text:style-name="P32"><text:soft-page-break/></text:p>
      <text:p text:style-name="P32">3.3. Simulation Steps</text:p>
      <text:p text:style-name="P3"/>
      <text:p text:style-name="P3"><text:tab/>The right column of plugin menu is devoted for advanced configuration. The first configuration option is <text:span text:style-name="T5">Simulation Steps</text:span>. Not all molecular dynamics calculation<text:change-start text:change-id="ct94877915875120"/><text:span text:style-name="T1">s</text:span><text:change-end text:change-id="ct94877915875120"/> need to be done at once. To configure this aspect you can click <text:span text:style-name="T5">Configure</text:span> button below the label <text:span text:style-name="T5">Simulation Steps</text:span>. You will then get<text:change-start text:change-id="ct94877915883472"/> <text:change-end text:change-id="ct94877915883472"/><text:change-start text:change-id="ct94877915885056"/><text:span text:style-name="T39">the</text:span><text:change-end text:change-id="ct94877915885056"/> list of available steps. Select those, which you want to do. After calculation you can save results and finish work on other machine or resume work on the same computer later. To resume work in the main menu select molecule in left column from list <text:span text:style-name="T5">Previous Projects</text:span> and check box <text:span text:style-name="T5">Resume</text:span> in the <text:span text:style-name="T5">Simulation Steps</text:span>. You can also select here if you want to do restraints or not <text:span text:style-name="T35">and chose if you want to use x2top instead of pdb2gmx for creating topology file</text:span>.</text:p>
      <text:p text:style-name="P3"/>
      <text:p text:style-name="P2"><draw:frame draw:style-name="fr4" draw:name="Ramka9" text:anchor-type="char" svg:width="9.895cm" draw:z-index="17"><draw:text-box fo:min-height="9.049cm"><text:p text:style-name="Picture"><draw:frame draw:style-name="fr8" draw:name="Obraz1" text:anchor-type="as-char" svg:width="9.895cm" style:rel-width="100%" svg:height="9.049cm" style:rel-height="scale" draw:z-index="32"><draw:image xlink:href="Pictures/100002010000017600000156657F75ABB52141D1.png" xlink:type="simple" xlink:show="embed" xlink:actuate="onLoad" loext:mime-type="image/png"/></draw:frame><text:line-break/>Picture <text:sequence text:ref-name="refPicture9" text:name="Picture" text:formula="ooow:Picture+1" style:num-format="1">10</text:sequence></text:p></draw:text-box></draw:frame></text:p>
      <text:p text:style-name="P17">3.4. Restraints</text:p>
      <text:p text:style-name="P3"/>
      <text:p text:style-name="P3"><text:soft-page-break/><text:tab/>If the checkbox for <text:span text:style-name="T5">Restraints (optional)</text:span><text:span text:style-name="T27"> in </text:span><text:span text:style-name="T5">Simulation Steps</text:span><text:span text:style-name="T27"> is checked, t</text:span>he <text:span text:style-name="T5">Configure</text:span> button below <text:span text:style-name="T5">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
      <text:p text:style-name="P2"><draw:frame draw:style-name="fr2" draw:name="Ramka10" text:anchor-type="char" svg:x="0.406cm" svg:y="-0.254cm" svg:width="11.098cm" draw:z-index="19"><draw:text-box fo:min-height="17.605cm"><text:p text:style-name="Picture"><draw:frame draw:style-name="fr8" draw:name="grafika7" text:anchor-type="as-char" svg:width="11.582cm" style:rel-width="100%" svg:height="17.78cm" style:rel-height="scale" draw:z-index="33"><draw:image xlink:href="Pictures/100002010000024600000408E1632B626D2FDDA3.png" xlink:type="simple" xlink:show="embed" xlink:actuate="onLoad" loext:mime-type="image/png"/></draw:frame><text:line-break/>Picture <text:sequence text:ref-name="refPicture10" text:name="Picture" text:formula="ooow:Picture+1" style:num-format="1">11</text:sequence></text:p></draw:text-box></draw:frame></text:p>
      <text:p text:style-name="P3"/>
      <text:p text:style-name="P17">3.5. Configuration</text:p>
      <text:p text:style-name="P17"><text:soft-page-break/></text:p>
      <text:p text:style-name="P3"><text:tab/>There are three more configuration option<text:change-start text:change-id="ct94877915887520"/><text:span text:style-name="T39">s</text:span><text:change-end text:change-id="ct94877915887520"/> in the right column. The first configuration option<text:change text:change-id="ct94877915905840"/> is for <text:span text:style-name="T5">Energy Minim</text:span><text:change-start text:change-id="ct94877915895888"/><text:span text:style-name="T2">iz</text:span><text:change-end text:change-id="ct94877915895888"/><text:change text:change-id="ct94877915904832"/><text:change text:change-id="ct94877915904528"/><text:span text:style-name="T5">ation</text:span>. This step is performed after adding molecule to water box. Some atoms in that system may collide. The purpose is to move water atoms a bit, so dynamics simulation will not start in <text:change-start text:change-id="ct94877915913408"/><text:span text:style-name="T40">a </text:span><text:change-end text:change-id="ct94877915913408"/>very inconvenient energy state.</text:p>
      <text:p text:style-name="P3"><text:tab/>The second option is for <text:span text:style-name="T5">Progression Restrained MD</text:span>. This step keep molecule fix, while allow water molecules to moves. It will make water to fill any holes created by E<text:span text:style-name="T5">nergy Minim</text:span><text:change-start text:change-id="ct94877915914624"/><text:span text:style-name="T2">iz</text:span><text:change-end text:change-id="ct94877915914624"/><text:change text:change-id="ct94877915915072"/><text:change text:change-id="ct94877915914848"/><text:span text:style-name="T5">ation</text:span>.</text:p>
      <text:p text:style-name="P3"><text:tab/>The third option is for final <text:span text:style-name="T5">Molecular Dynamics Simulation</text:span>. <text:span text:style-name="T35">You can also configure here constraints (</text:span><text:span text:style-name="T8">Options for bonds</text:span><text:span text:style-name="T35">).</text:span></text:p>
      <text:p text:style-name="P2"/>
      <text:p text:style-name="P2"><draw:frame draw:style-name="fr5" draw:name="Ramka16" text:anchor-type="paragraph" svg:width="10.592cm" draw:z-index="6"><draw:text-box fo:min-height="6.477cm"><text:p text:style-name="Picture"><draw:frame draw:style-name="fr8" draw:name="Obraz4" text:anchor-type="as-char" svg:width="10.592cm" style:rel-width="100%" svg:height="6.477cm" style:rel-height="scale" draw:z-index="14"><draw:image xlink:href="Pictures/10000201000001A1000000FFBBFCAB83CEC76F46.png" xlink:type="simple" xlink:show="embed" xlink:actuate="onLoad" loext:mime-type="image/png"/></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5"><text:tab/>If you want to use your own MDP files instead of available configuration options just paste your files to <text:span text:style-name="T5">~/.dynamics/ </text:span>directory. File names are respectively <text:span text:style-name="T5">em.mdp</text:span>, <text:span text:style-name="T5">pr.mdp</text:span>, <text:span text:style-name="T5">md.mdp</text:span>.</text:p>
      <text:p text:style-name="P8"/>
      <text:p text:style-name="P6"><text:span text:style-name="T23">3.6. </text:span><text:span text:style-name="T25">Additional</text:span><text:span text:style-name="T23"> Options</text:span></text:p>
      <text:p text:style-name="P13"/>
      <text:p text:style-name="P13"><text:tab/><text:span text:style-name="T55">The </text:span><text:span text:style-name="T14">Adding ions &amp; Neutralize</text:span><text:span text:style-name="T55"> button will provide options for ions handling in the project.</text:span></text:p>
      <text:p text:style-name="P13"><text:span text:style-name="T44"><text:tab/>On the bottom of the column there is </text:span><text:span text:style-name="T11">Dynamics Simulation Time</text:span><text:span text:style-name="T46"> entry. Changing it will alter </text:span><text:span text:style-name="T11">Molecular Dynamics Simulation</text:span><text:span text:style-name="T46"> options, to adjust it to given time.</text:span></text:p>
      <text:p text:style-name="P12"/>
      <text:p text:style-name="P21"><text:span text:style-name="T23">3.</text:span><text:span text:style-name="T26">7</text:span><text:span text:style-name="T23">. Vectors Options</text:span></text:p>
      <text:p text:style-name="P29"/>
      <text:p text:style-name="P29"><text:tab/><text:span text:style-name="T44">Under the </text:span><text:span text:style-name="T10">Vectors Options</text:span><text:span text:style-name="T44"> label, there is </text:span><text:span text:style-name="T10">Configure</text:span><text:span text:style-name="T44"> button, which can be pressed if Prody is installed. Here you can choose what type of vector model do you want and if you what Contact Map (and Cross-correlation) to be calculated.</text:span></text:p>
      <text:p text:style-name="P29"/>
      <text:p text:style-name="P30"><draw:frame draw:style-name="fr4" draw:name="Ramka11" text:anchor-type="char" svg:width="7.197cm" draw:z-index="4"><draw:text-box fo:min-height="3.598cm"><text:p text:style-name="Picture"><draw:frame draw:style-name="fr8" draw:name="Obraz3" text:anchor-type="as-char" svg:width="7.197cm" style:rel-width="100%" svg:height="3.598cm" style:rel-height="scale" draw:z-index="10"><draw:image xlink:href="Pictures/100002010000011000000088F0C564C36FB5B2B3.png" xlink:type="simple" xlink:show="embed" xlink:actuate="onLoad" loext:mime-type="image/png"/></draw:frame><text:line-break/>Picture <text:sequence text:ref-name="refPicture12" text:name="Picture" text:formula="ooow:Picture+1" style:num-format="1">13</text:sequence></text:p></draw:text-box></draw:frame></text:p>
      <text:p text:style-name="P35"><text:soft-page-break/></text:p>
      <text:p text:style-name="P27"><text:span text:style-name="T21">3.</text:span><text:span text:style-name="T26">8</text:span><text:span text:style-name="T21">. Additional buttons</text:span></text:p>
      <text:p text:style-name="P3"/>
      <text:p text:style-name="P3"><text:tab/>In the main menu on the bottom there are six buttons. From the left.<text:span text:style-name="T5"> </text:span><text:span text:style-name="T18">Exit</text:span> button will exit the plugin. <text:span text:style-name="T5">Clean</text:span> button will remove all temporary plugin files including previous project files. <text:span text:style-name="T5">Help</text:span> button will display brief help information. <text:span text:style-name="T5">Save</text:span> button will allow you to save your molecule with all settings and any previous work as at <text:span text:style-name="T5">tar.bz2</text:span> archive. <text:span text:style-name="T5">Load</text:span> button will allow you to load previously saved <text:span text:style-name="T5">tar.bz2</text:span> archive. <text:span text:style-name="T5">OK</text:span> button will take you to next window, in which you will perform molecular dynamics simulation.</text:p>
      <text:p text:style-name="P3"><draw:frame draw:style-name="fr2" draw:name="Ramka12" text:anchor-type="char" svg:x="0cm" svg:y="0.032cm" svg:width="16.794cm" draw:z-index="3"><draw:text-box fo:min-height="7.648cm"><text:p text:style-name="Picture"><draw:frame draw:style-name="fr9" draw:name="Obraz10" text:anchor-type="paragraph" svg:width="16.785cm" svg:height="7.033cm" draw:z-index="28"><draw:image xlink:href="Pictures/10000201000004B8000001FA33784750B0329023.png" xlink:type="simple" xlink:show="embed" xlink:actuate="onLoad" loext:mime-type="image/png"/></draw:frame>Picture <text:sequence text:ref-name="refPicture13" text:name="Picture" text:formula="ooow:Picture+1" style:num-format="1">14</text:sequence></text:p></draw:text-box></draw:frame></text:p>
      <text:p text:style-name="P3"/>
      <text:p text:style-name="P53">In the next menu there are <text:span text:style-name="T46">5</text:span> buttons. From the left. <text:span text:style-name="T5">EXIT</text:span> button will quit plugin. <text:span text:style-name="T5">SAV</text:span>E button will allow you to save current project with its progress and settings as a <text:span text:style-name="T5">tar.bz</text:span><text:span text:style-name="T11">2</text:span> archive. <text:span text:style-name="T5">STOP</text:span> button will suspend calculations, while <text:span text:style-name="T5">START</text:span> button will resume or start counting. <text:span text:style-name="T11">LOG</text:span><text:span text:style-name="T46">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4" draw:name="Ramka13" text:anchor-type="char" svg:width="7.276cm" draw:z-index="2"><draw:text-box fo:min-height="2.381cm"><text:p text:style-name="Picture"><draw:frame draw:style-name="fr8" draw:name="Obraz5" text:anchor-type="as-char" svg:width="7.276cm" style:rel-width="100%" svg:height="2.381cm" style:rel-height="scale" draw:z-index="5"><draw:image xlink:href="Pictures/10000201000001130000005A8735188B1CB8C354.png" xlink:type="simple" xlink:show="embed" xlink:actuate="onLoad" loext:mime-type="image/png"/></draw:frame><text:line-break/>Picture <text:sequence text:ref-name="refPicture14" text:name="Picture" text:formula="ooow:Picture+1" style:num-format="1">15</text:sequence></text:p></draw:text-box></draw:frame></text:p>
      <text:p text:style-name="P52">4. <text:span text:style-name="T43">Interpretation Window</text:span></text:p>
      <text:p text:style-name="P4"/>
      <text:p text:style-name="P4"><text:tab/><text:span text:style-name="T47">When the calculation is finished, the model which is the result will be displayed in main PyMOL window. Additionally, you will be presented with </text:span><text:span text:style-name="T12">Interpretation Window</text:span><text:span text:style-name="T47">.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umber, you can scale vectors and change their colors to be able to see and present them better. Also, you can display here Contact Map and Cross-correlation if such an option was selected in </text:span><text:span text:style-name="T12">Vectors Options</text:span><text:span text:style-name="T47">.</text:span></text:p>
      <text:p text:style-name="P59"><draw:frame draw:style-name="fr2" draw:name="Ramka14" text:anchor-type="char" svg:x="0cm" svg:y="0.09cm" svg:width="12.435cm" draw:z-index="21"><draw:text-box fo:min-height="9.472cm"><text:p text:style-name="Picture"><draw:frame draw:style-name="fr10" draw:name="Obraz6" text:anchor-type="paragraph" svg:x="0cm" svg:y="0cm" svg:width="12.435cm" style:rel-width="100%" svg:height="8.784cm" style:rel-height="scale" draw:z-index="23"><draw:image xlink:href="Pictures/10000201000001D60000014C28F567A6E0F93BD9.png" xlink:type="simple" xlink:show="embed" xlink:actuate="onLoad" loext:mime-type="image/png"/></draw:frame>Picture <text:sequence text:ref-name="refPicture15" text:name="Picture" text:formula="ooow:Picture+1" style:num-format="1">16</text:sequence></text:p></draw:text-box></draw:frame></text:p>
      <text:p text:style-name="P59"><text:span text:style-name="T21">4.1. </text:span><text:span text:style-name="T24">Contact Map</text:span></text:p>
      <text:p text:style-name="P4"/>
      <text:p text:style-name="P4"><text:tab/><text:span text:style-name="T48">If you click </text:span><text:span text:style-name="T13">Show Contact Map Graph</text:span><text:span text:style-name="T48"> or </text:span><text:span text:style-name="T13">Show Cross-correlations Graph</text:span><text:span text:style-name="T48"> in </text:span><text:span text:style-name="T13">Interpretation Window</text:span><text:span text:style-name="T48">, then you will be presented with proper graph generated by ProDy using Matplotlib.</text:span></text:p>
      <text:p text:style-name="P52"><draw:frame draw:style-name="fr6" draw:name="Ramka15" text:anchor-type="char" svg:y="-10.703cm" svg:width="9.98cm" draw:z-index="0"><draw:text-box fo:min-height="8.403cm"><text:p text:style-name="Picture"><draw:frame draw:style-name="fr8" draw:name="Obraz7" text:anchor-type="as-char" svg:width="9.98cm" style:rel-width="100%" svg:height="8.403cm" style:rel-height="scale" draw:z-index="1"><draw:image xlink:href="Pictures/100002010000028C0000022508FEAED29960BA4C.png" xlink:type="simple" xlink:show="embed" xlink:actuate="onLoad" loext:mime-type="image/png"/></draw:frame><text:line-break/>Picture <text:sequence text:ref-name="refPicture16" text:name="Picture" text:formula="ooow:Picture+1" style:num-format="1">17</text:sequence></text:p></draw:text-box></draw:frame></text:p>
      <text:p text:style-name="P52">5. Changelog</text:p>
      <text:p text:style-name="P4"/>
      <text:p text:style-name="P4">What's new in <text:change text:change-id="ct94877915942288"/><text:span text:style-name="T33">2</text:span>.<text:span text:style-name="T61">2</text:span>:</text:p>
      <text:list xml:id="list780306375" text:style-name="L3">
        <text:list-item>
          <text:p text:style-name="P76">Introduction of Travis CI for managing tool development</text:p>
        </text:list-item>
        <text:list-item>
          <text:p text:style-name="P76">Add support for GROMACS 2018</text:p>
        </text:list-item>
      </text:list>
      <text:p text:style-name="P4"/>
      <text:p text:style-name="P4">Known issues:</text:p>
      <text:list xml:id="list3943349725"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50">a</text:span>sh.</text:p>
        </text:list-item>
        <text:list-item>
          <text:p text:style-name="P78">Default configuration of Implicit Solvent will not work with GROMACS 2018</text:p>
        </text:list-item>
      </text:list>
      <text:p text:style-name="P52">6. Copyright</text:p>
      <text:p text:style-name="P4"/>
      <text:p text:style-name="P5"><text:tab/>This software (including its Debian packaging) is available to you under the terms of the GPL-3, see "/usr/share/common-licenses/GPL-3".</text:p>
      <text:p text:style-name="P5"><text:tab/>Software is created and maintained by Laboratory of Biomolecular Systems Simulation at University of Gdansk.</text:p>
      <text:p text:style-name="P5">Contributors:</text:p>
      <text:p text:style-name="P7">- Tomasz Makarewicz (<text:span text:style-name="T63">makson96@gmail.com</text:span>)</text:p>
      <text:p text:style-name="P9">- Ajit B. Datta (ajit@jcbose.ac.in)<text:change-start text:change-id="ct94877916003952"/></text:p>
      <text:p text:style-name="P10">- Sara Boch Kminikowska<text:change-end text:change-id="ct94877916003952"/></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
    <meta:editing-cycles>77</meta:editing-cycles>
    <dc:date>2018-06-06T23:22:51.798285860</dc:date>
    <meta:editing-duration>PT5H24M25S</meta:editing-duration>
    <meta:document-statistic meta:table-count="0" meta:image-count="17" meta:object-count="0" meta:page-count="18" meta:paragraph-count="146" meta:word-count="1981" meta:character-count="12514" meta:non-whitespace-character-count="10663"/>
  </office:meta>
</office:document-meta>
</file>